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VIRHE</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Table_20_Heading"><text:span text:style-name="T5">OK, No more keyboard data stored on application.</text:spa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5:07:52</dc:date>
    <dc:language>en-US</dc:language>
    <meta:editing-cycles>74</meta:editing-cycles>
    <meta:editing-duration>PT15H54M20S</meta:editing-duration>
    <meta:user-defined meta:name="Info 1"/>
    <meta:user-defined meta:name="Info 2"/>
    <meta:user-defined meta:name="Info 3"/>
    <meta:user-defined meta:name="Info 4"/>
    <meta:document-statistic meta:table-count="54" meta:image-count="0" meta:object-count="0" meta:page-count="34" meta:paragraph-count="1037" meta:word-count="3370" meta:character-count="24843"/>
  </office:meta>
</office:document-meta>
</file>